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12.179cm"/>
    </style:style>
    <style:style style:name="pr2" style:family="presentation" style:parent-style-name="Default-notes">
      <style:graphic-properties draw:fill-color="#ffffff" fo:min-height="13.364cm"/>
    </style:style>
    <style:style style:name="pr3" style:family="presentation" style:parent-style-name="Default-subtitle">
      <style:graphic-properties draw:fill-color="#ffffff" fo:min-height="17.179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title">
      <style:graphic-properties fo:min-height="3.506cm"/>
    </style:style>
    <style:style style:name="P1" style:family="paragraph">
      <style:text-properties fo:font-size="54pt" fo:font-weight="bold" style:font-size-asian="54pt" style:font-weight-asian="bold" style:font-size-complex="54pt" style:font-weight-complex="bold"/>
    </style:style>
    <style:style style:name="P2" style:family="paragraph">
      <loext:graphic-properties draw:fill-color="#ffffff"/>
      <style:text-properties fo:font-size="54pt" fo:font-weight="bold" style:font-size-asian="54pt" style:font-weight-asian="bold" style:font-size-complex="54pt" style:font-weight-complex="bold"/>
    </style:style>
    <style:style style:name="P3" style:family="paragraph">
      <loext:graphic-properties draw:fill-color="#ffffff"/>
    </style:style>
    <style:style style:name="P4" style:family="paragraph">
      <style:text-properties style:text-underline-style="solid" style:text-underline-width="auto" style:text-underline-color="font-color" fo:font-weight="bold" style:font-weight-asian="bold" style:font-weight-complex="bold"/>
    </style:style>
    <style:style style:name="P5" style:family="paragraph">
      <style:text-properties fo:font-size="24pt" style:font-size-asian="24pt" style:font-size-complex="24pt"/>
    </style:style>
    <style:style style:name="P6" style:family="paragraph">
      <style:paragraph-properties fo:text-align="center"/>
    </style:style>
    <style:style style:name="P7" style:family="paragraph">
      <style:paragraph-properties fo:text-align="center"/>
      <style:text-properties style:text-underline-style="solid" style:text-underline-width="auto" style:text-underline-color="font-color" fo:font-weight="bold" style:font-weight-asian="bold" style:font-weight-complex="bold"/>
    </style:style>
    <style:style style:name="T1" style:family="text">
      <style:text-properties fo:font-size="54pt" fo:font-weight="bold" style:font-size-asian="54pt" style:font-weight-asian="bold" style:font-size-complex="54pt"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24pt" style:font-size-asian="24pt" style:font-size-complex="24pt"/>
    </style:style>
    <style:style style:name="T4" style:family="text">
      <style:text-properties style:text-underline-style="none" fo:font-weight="normal" style:font-weight-asian="normal" style:font-weight-complex="normal"/>
    </style:style>
    <style:style style:name="T5" style:family="text">
      <style:text-properties fo:font-size="20pt" style:text-underline-style="none" fo:font-weight="normal" style:font-size-asian="20pt" style:font-weight-asian="normal" style:font-size-complex="20pt" style:font-weight-complex="normal"/>
    </style:style>
    <style:style style:name="T6" style:family="text">
      <style:text-properties fo:font-size="32pt" style:text-underline-style="none" fo:font-weight="normal" style:font-size-asian="32pt" style:font-weight-asian="normal" style:font-size-complex="32pt" style:font-weight-complex="normal"/>
    </style:style>
    <style:style style:name="T7" style:family="text">
      <style:text-properties fo:font-size="32pt" style:text-underline-style="solid" style:text-underline-width="auto" style:text-underline-color="font-color"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presentation:style-name="pr1" draw:text-style-name="P2" draw:layer="layout" svg:width="25.199cm" svg:height="12.179cm" svg:x="1.4cm" svg:y="4.914cm" presentation:class="subtitle">
          <draw:text-box>
            <text:p text:style-name="P1"><text:span text:style-name="T1">GIT HUB</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3" draw:text-style-name="P3" draw:layer="layout" svg:width="25.199cm" svg:height="17.179cm" svg:x="1.601cm" svg:y="2.221cm" presentation:class="subtitle" presentation:user-transformed="true">
          <draw:text-box>
            <text:p><text:span text:style-name="T2">What's Git?</text:span></text:p>
            <text:p><text:span text:style-name="T2"/></text:p>
            <text:p>Git is a distributed version control system (DVCS).</text:p>
            <text:p/>
            <text:p><text:s/>"Distributed" means that all developers within a team have a complete version of the project.</text:p>
            <text:p/>
            <text:p><text:s/></text:p>
            <text:p>A version control system is simply software that lets you effectively manage application versions.</text:p>
          </draw:text-box>
        </draw:frame>
        <presentation:notes draw:style-name="dp2">
          <draw:page-thumbnail draw:style-name="gr1"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12.179cm" svg:x="1.4cm" svg:y="4.914cm" presentation:class="outline">
          <draw:text-box>
            <text:list text:style-name="L2">
              <text:list-item>
                <text:p><text:s text:c="2"/>Keep track of all files in a project</text:p>
              </text:list-item>
              <text:list-item>
                <text:p><text:s text:c="4"/>Record any changes to project files</text:p>
              </text:list-item>
              <text:list-item>
                <text:p><text:s text:c="4"/>Restore previous versions of files</text:p>
              </text:list-item>
              <text:list-item>
                <text:p><text:s text:c="4"/>Compare and analyze code</text:p>
              </text:list-item>
              <text:list-item>
                <text:p><text:s text:c="4"/>Merge code from different computers and different team members.</text:p>
                <text:p/>
              </text:list-item>
            </text:list>
          </draw:text-box>
        </draw:frame>
        <draw:frame presentation:style-name="pr5" draw:text-style-name="P4" draw:layer="layout" svg:width="25.199cm" svg:height="3.506cm" svg:x="1.4cm" svg:y="0.837cm" presentation:class="title">
          <draw:text-box>
            <text:p text:style-name="P4"><text:span text:style-name="T2">ADVANTAGES</text:span></text:p>
          </draw:text-box>
        </draw:frame>
        <presentation:notes draw:style-name="dp2">
          <draw:page-thumbnail draw:style-name="gr1"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6" draw:layer="layout" svg:width="25.199cm" svg:height="3.506cm" svg:x="1.6cm" svg:y="0.694cm" presentation:class="title" presentation:placeholder="true" presentation:user-transformed="true">
          <draw:text-box/>
        </draw:frame>
        <draw:frame presentation:style-name="pr4" draw:text-style-name="P5" draw:layer="layout" svg:width="25.199cm" svg:height="12.179cm" svg:x="1.4cm" svg:y="4.914cm" presentation:class="outline" presentation:user-transformed="true">
          <draw:text-box>
            <text:list text:style-name="L2">
              <text:list-item>
                <text:p text:style-name="P5"><text:span text:style-name="T3">If you store your code at home <text:s/>you store your code locally. So a repository on your own computer will be called local.</text:span></text:p>
                <text:p text:style-name="P5"><text:span text:style-name="T3"/></text:p>
              </text:list-item>
              <text:list-item>
                <text:p text:style-name="P5"><text:span text:style-name="T3"><text:s/></text:span><text:span text:style-name="T3">A remote repository is like a public storehouse located in a different building. </text:span></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17.379cm" svg:x="1.001cm" svg:y="1.421cm" presentation:class="outline" presentation:user-transformed="true">
          <draw:text-box>
            <text:list text:style-name="L2">
              <text:list-item>
                <text:p text:style-name="P6"><text:span text:style-name="T2">Configuring Git</text:span></text:p>
                <text:p text:style-name="P6"><text:span text:style-name="T2"/></text:p>
              </text:list-item>
              <text:list-item>
                <text:p>git config --global user.name " "</text:p>
              </text:list-item>
              <text:list-item>
                <text:p><text:s/>git config --global user.email " "</text:p>
              </text:list-item>
              <text:list-item>
                <text:p><text:s/>git config --list</text:p>
              </text:list-item>
              <text:list-item>
                <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text-style-name="P4" draw:layer="layout" svg:width="25.199cm" svg:height="17cm" svg:x="1.4cm" svg:y="1.4cm" presentation:class="outline" presentation:user-transformed="true">
          <draw:text-box>
            <text:list text:style-name="L2">
              <text:list-item>
                <text:p text:style-name="P4"><text:span text:style-name="T2">Starting a New Local Repository with Git</text:span></text:p>
                <text:p text:style-name="P4"><text:span text:style-name="T2"/></text:p>
              </text:list-item>
              <text:list-item>
                <text:p text:style-name="P4"><text:span text:style-name="T4">git init <text:s/></text:span><text:span text:style-name="T5">( The "init" command stands for initialize. Once you run "git init", Git will initialize a hidden directory called ".git" in the project's root directory. And you'll get a confirmation that your deposit box is ready!)</text:span></text:p>
              </text:list-item>
              <text:list-item>
                <text:p text:style-name="P4"><text:span text:style-name="T5"><text:s/></text:span><text:span text:style-name="T6">git status</text:span></text:p>
              </text:list-item>
              <text:list-item>
                <text:p text:style-name="P7"><text:span text:style-name="T7">Git Commits</text:span></text:p>
                <text:p text:style-name="P7"><text:span text:style-name="T7"/></text:p>
              </text:list-item>
              <text:list-item>
                <text:p text:style-name="P4"><text:span text:style-name="T5">A commit to a repository is a snapshot of the current state of the project's root directory. Git creates a history of your commits, so you can trace back to the very beginning of the project development to see what files have been changed or added, who added or changed them, and when.</text:span></text:p>
              </text:list-item>
            </text:list>
          </draw:text-box>
        </draw:frame>
        <presentation:notes draw:style-name="dp2">
          <draw:page-thumbnail draw:style-name="gr1"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text-style-name="P7" draw:layer="layout" svg:width="25.199cm" svg:height="17.4cm" svg:x="1.4cm" svg:y="1.6cm" presentation:class="outline" presentation:user-transformed="true">
          <draw:text-box>
            <text:list text:style-name="L2">
              <text:list-item>
                <text:p text:style-name="P7"><text:span text:style-name="T2">Staging Files with Git</text:span></text:p>
                <text:p text:style-name="P7"><text:span text:style-name="T2"/></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5T09:31:40.462671346</meta:creation-date>
    <dc:date>2018-07-25T09:53:27.283845569</dc:date>
    <meta:editing-duration>PT10M17S</meta:editing-duration>
    <meta:editing-cycles>1</meta:editing-cycles>
    <meta:document-statistic meta:object-count="44"/>
    <meta:generator>LibreOffice/5.1.6.2$Linux_X86_64 LibreOffice_project/10m0$Build-2</meta:generator>
  </office:meta>
</office:document-meta>
</file>